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line-through-style="solid"/>
    </style:style>
    <style:style style:name="T5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2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[March 1882?]</text:p>
      <text:p text:style-name="P5">Month<text:tab/><text:tab/><text:tab/><text:tab/><text:tab/><text:tab/>[March]</text:p>
      <text:p text:style-name="P5">Year<text:tab/><text:tab/><text:tab/><text:tab/><text:tab/><text:tab/>[1882]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oseph M. Leon; Esther Leon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Dates taken from: Ancestry.com. <text:span text:style-name="T2">Philadelphia, Pennsylvania, Death Certificates Index, 1803-1915 </text:span><text:span text:style-name="T3">[database on-line]. Provo, UT USA: Ancestry.com Operations, Inc., 2011.</text:span>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<text:tab/>Fellow mortals. <text:s/>We have <text:span text:style-name="T4">gathered</text:span><text:span text:style-name="T5"> assembled together to pay that/ tribute of respect which the living owe the dead, ir-/-respective of the merits or demerits, ascribed to those/ who have departed for the spirit land. </text:span><text:span text:style-name="T4">of spirits</text:span><text:span text:style-name="T5">. <text:s/>The ordin-/-ance of the ancient Sages is </text:span><text:span text:style-name="T4">not restrictive</text:span><text:span text:style-name="T5"> broad in its character. <text:s/>It bids us give/ all an honorable burial, as creatures who bore indelibly/ the stamp of their divine Creator. <text:s/>We shall therefore ac-/-company, amidst the solemnity of prayer</text:span><text:span text:style-name="T4">s</text:span><text:span text:style-name="T5"> </text:span><text:span text:style-name="T4">and psalms</text:span><text:span text:style-name="T5">, the remains/ of Joseph M. Leon to the grave that he chose for them in life./ <text:s/>We will not lavish encomiums which his sense/ of right would have rejected as fulsome; nor will we/ presume to pass a judgment at which he </text:span><text:span text:style-name="T4">would</text:span><text:span text:style-name="T5"> might have been pained./ <text:s/></text:span><text:span text:style-name="T4">To</text:span><text:span text:style-name="T5"> I hold that to utter a truth, a pure </text:span><text:span text:style-name="T4">self evident</text:span><text:span text:style-name="T5"> unadulterated truth, </text:span><text:span text:style-name="T4">that</text:span><text:span text:style-name="T5"> which will set</text:span><text:span text:style-name="T4">s</text:span><text:span text:style-name="T5"> a halo round/ the memory of the deceased, is assuredly becoming/ and profitable. <text:s/>Aye: It is becoming to tell bearded men,/ and full grown women that filial dutifulness and/ filial affection are virtues of imperishable value. <text:s/>It is/ profitable to society at large </text:span><text:span text:style-name="T4">to</text:span><text:span text:style-name="T5"> that we should point to such illustrations/ of those qualities, as may serve to furnish models </text:span><text:span text:style-name="T4">challenging</text:span><text:span text:style-name="T5"> worthy of imitation./ <text:s/>How far </text:span><text:span text:style-name="T4">the life of</text:span><text:span text:style-name="T5"> our brother's career exemplified those ten/ commands, from which communities, like individuals, drive/</text:span></text:p>
      <text:p text:style-name="P3"><text:span text:style-name="T5"/></text:p>
      <text:p text:style-name="P3"><text:span text:style-name="T5">[Page 2]</text:span></text:p>
      <text:p text:style-name="P3"><text:soft-page-break/><text:span text:style-name="T5">moral support, I am unable to </text:span><text:span text:style-name="T4">tell</text:span><text:span text:style-name="T5"> say, but/ that he carried out the fifth </text:span><text:span text:style-name="T4">most</text:span><text:span text:style-name="T5"> admirably, I/ myself have witnessed. <text:s/>He honored his widowed mother/ with unceasing tokens of veneration. <text:s/>She was/ old, very old and infirm, when he had already attained, an advanced/ age yet, </text:span><text:span text:style-name="T4">but,</text:span><text:span text:style-name="T5"> to use a Scriptural phrase, his devotion removed her youth like the eagle's plumage. <text:s/>She was strongly attached to practices which/ he did not deem of importance. <text:s/>She was fond of home/ rules, which afforded him no satisfaction, </text:span><text:span text:style-name="T4">yet</text:span><text:span text:style-name="T5"> still, nothing/ was called trifling, nothing was neglected that might gratify </text:span><text:span text:style-name="T4">his mother's welfare</text:span><text:span text:style-name="T5"> her who bore and nurtured/ and tenderly reared him. <text:s/>Religiously he studied that mother's welfare./ <text:s/>Nights were turned into days while keeping watch/ over </text:span><text:span text:style-name="T4">all</text:span><text:span text:style-name="T5"> her, when </text:span><text:span text:style-name="T4">the years of</text:span><text:span text:style-name="T5"> decrepitude </text:span><text:span text:style-name="T4">had</text:span><text:span text:style-name="T5"> come on./ <text:s/>Days were spent restlessly at her bedside, when decay/ drew nigh. <text:s/>And who can </text:span><text:span text:style-name="T4">recount</text:span><text:span text:style-name="T5"> adequately picture the an-/-xiety, the heart's pangs at the thought that this/ morning, or that </text:span><text:span text:style-name="T4">night</text:span><text:span text:style-name="T5"> evening might perhaps be the last of the/ </text:span><text:span text:style-name="T4">object</text:span><text:span text:style-name="T5"> creature loved so intensely? <text:s/>The hour struck and/ the nearly centenarian mother passed away from the/ scenes which her son</text:span><text:span text:style-name="T4">s</text:span><text:span text:style-name="T5"> had made fresh and enjoyable. <text:s/>Joseph/ M. Leon returned from the funeral, which he himself/ had </text:span><text:span text:style-name="T4">tenderly</text:span><text:span text:style-name="T5"> reverently directed, to lie on the couch of sickness./ <text:s/>The precious being; the object of his endless solicitude/ had gone. <text:s/>That loss was fearfully severe./</text:span></text:p>
      <text:p text:style-name="P3"><text:span text:style-name="T5"/></text:p>
      <text:p text:style-name="P3"><text:span text:style-name="T5">[Page 3]</text:span></text:p>
      <text:p text:style-name="P3"><text:span text:style-name="T5"><text:tab/>By reason of it, his body refused its functions. <text:s/>The/ want of food was felt no more. <text:s/>Walking </text:span><text:span text:style-name="T4">became</text:span><text:span text:style-name="T5"> grew/ difficult. <text:s/>Sleep </text:span><text:span text:style-name="T4">was chased</text:span><text:span text:style-name="T5"> fled away from the eyelids./ <text:s/>For a time, I surely believed that the son was doomed/ soon to lie next to his entombed mother. <text:s/>But/ other cares, fraternal, social and professional, wrought/ a gradual change, and Joseph M. Leon was spared eight/ years longer. <text:s/>It will not be considered/ an intrusion that I should blend with a funeral ceremony the acknowledgment of my own indebtedness./ <text:s/></text:span><text:span text:style-name="T4">for a service I deeply appreciate</text:span><text:span text:style-name="T5"> On a sum-/-mer season, </text:span><text:span text:style-name="T4">my brother</text:span><text:span text:style-name="T5"> this deservedly praised practitioner, substituting my family physician,/ became, under Providence, the means of saving the life/ of one of my children who suffered with a virulent/ disease. <text:s/>If the dead have a knowledge of the/ sentiments which the living cherish for them, I trust that/ the spirit of him who now lies enshrouded in this coffin,/ will not be grieved at my public recognition of his skill/ as a </text:span><text:span text:style-name="T4">practitioner</text:span><text:span text:style-name="T5"> </text:span><text:span text:style-name="T4">in his prof</text:span><text:span text:style-name="T5"> medical doctor, and his </text:span><text:span text:style-name="T4">great</text:span><text:span text:style-name="T5"> thoughtful kindness as a man./ <text:s/>I had fondly wished that facts in my possession might/ have enabled me also to lay over these mortal remains/ a laurel worn by sweet Charity. <text:s/>Others beholding/ </text:span><text:span text:style-name="T4">it would perhaps have</text:span><text:span text:style-name="T5"> it might have </text:span><text:span text:style-name="T4">also</text:span><text:span text:style-name="T5"> endeavoured to procure </text:span><text:span text:style-name="T4">it also</text:span><text:span text:style-name="T5"> for themselves that/</text:span></text:p>
      <text:p text:style-name="P3"><text:span text:style-name="T5"/></text:p>
      <text:p text:style-name="P3"><text:span text:style-name="T5">[Page 4]</text:span></text:p>
      <text:p text:style-name="P3"><text:span text:style-name="T5">noblest of ornaments by their deeds of philanthropy./ <text:s/>But I am left in ignorance of </text:span><text:span text:style-name="T4">the</text:span><text:span text:style-name="T5"> our brother's final dispositions, and/ to my regret the distance </text:span><text:span text:style-name="T4">to</text:span><text:span text:style-name="T5"> which </text:span><text:span text:style-name="T4">he</text:span><text:span text:style-name="T5"> had lately separated our dwellings </text:span><text:span text:style-name="T4">moved</text:span><text:span text:style-name="T5"> prevented/ an occasional meeting, </text:span><text:span text:style-name="T4">who</text:span><text:span text:style-name="T5"> that I might have improved/ </text:span><text:span text:style-name="T4">on behalf</text:span><text:span text:style-name="T5"> to the benefit of practical religion and humanity./</text:span></text:p>
      <text:p text:style-name="P3"><text:span text:style-name="T5">May his heirs propitiate the </text:span><text:span text:style-name="T4">favor</text:span><text:span text:style-name="T5"> favor </text:span><text:span text:style-name="T4">grace</text:span><text:span text:style-name="T5"> of the Most High/ towards the </text:span><text:span text:style-name="T4">spirit</text:span><text:span text:style-name="T5"> soul of Joseph M. Leon. <text:s/>They can by/ </text:span><text:span text:style-name="T4">deeds</text:span><text:span text:style-name="T5"> acts of righteousness </text:span><text:span text:style-name="T4">for</text:span><text:span text:style-name="T5"> in his </text:span><text:span text:style-name="T4">name-sake</text:span><text:span text:style-name="T5"> behalf draw down/ upon </text:span><text:span text:style-name="T4">him</text:span><text:span text:style-name="T5"> his memory everlasting </text:span><text:span text:style-name="T4">graciousness favors</text:span><text:span text:style-name="T5"> blessings. <text:s/>The </text:span><text:span text:style-name="T4">soul of the</text:span><text:span text:style-name="T5"> departed/ will be grateful. <text:s/>For, he now comprehends that mercy is the golden key </text:span><text:span text:style-name="T4">that</text:span><text:span text:style-name="T5"> which/ opens the gate of the celestial elysium; goodness/ paves the way to blessedness. <text:s/>Oh may I have/ spoken as a successful advocate of the needy and </text:span><text:span text:style-name="T4">afflicted</text:span><text:span text:style-name="T5"> distressed,/ and an acceptable petition at the footstool of the throne of grace./ <text:s/>May the Universal Lord whose crowning attribute is com-/-passion pardon the sins which the son of His handmaid/ Esther Leon, committed. <text:s/>May He bid angles cover up </text:span><text:span text:style-name="T4">with</text:span><text:span text:style-name="T5"> beneath/ their wings what was defective in his character, and/ </text:span><text:span text:style-name="T4">grant that</text:span><text:span text:style-name="T5"> as a reward to the social duties he may have per-/-formed, and to the filial virtues he signally practised, lift up his </text:span><text:span text:style-name="T4">soul</text:span><text:span text:style-name="T5"> spirit/ </text:span><text:span text:style-name="T4">shall</text:span><text:span text:style-name="T5"> heavenward to enjoy the association of the pious and the sainte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1:14:53.49</meta:creation-date>
    <meta:document-statistic meta:table-count="0" meta:image-count="0" meta:object-count="0" meta:page-count="3" meta:paragraph-count="71" meta:word-count="1123" meta:character-count="7059"/>
    <dc:date>2012-10-24T11:52:24.97</dc:date>
    <meta:editing-duration>PT11S</meta:editing-duration>
    <meta:editing-cycles>1</meta:editing-cycles>
    <meta:generator>OpenOffice.org/3.4.1$Win32 OpenOffice.org_project/341m1$Build-9593</meta:generator>
  </office:meta>
</office:document-meta>
</file>